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7.013cm" fo:margin-left="0cm" table:align="left" fo:background-color="transparent">
        <style:background-image/>
      </style:table-properties>
    </style:style>
    <style:style style:name="표1.A" style:family="table-column">
      <style:table-column-properties style:column-width="2.792cm"/>
    </style:style>
    <style:style style:name="표1.B" style:family="table-column">
      <style:table-column-properties style:column-width="2.916cm"/>
    </style:style>
    <style:style style:name="표1.C" style:family="table-column">
      <style:table-column-properties style:column-width="2.785cm"/>
    </style:style>
    <style:style style:name="표1.D" style:family="table-column">
      <style:table-column-properties style:column-width="2.619cm"/>
    </style:style>
    <style:style style:name="표1.E" style:family="table-column">
      <style:table-column-properties style:column-width="5.9cm"/>
    </style:style>
    <style:style style:name="표1.1" style:family="table-row">
      <style:table-row-properties fo:background-color="transparent">
        <style:background-image/>
      </style:table-row-properties>
    </style:style>
    <style:style style:name="표1.A1" style:family="table-cell">
      <style:table-cell-properties fo:padding="0.049cm" fo:border-left="1pt solid #000000" fo:border-right="none" fo:border-top="1pt solid #000000" fo:border-bottom="1pt solid #000000" style:writing-mode="page"/>
    </style:style>
    <style:style style:name="표1.B1" style:family="table-cell">
      <style:table-cell-properties fo:padding="0.049cm" fo:border="1pt solid #000000" style:writing-mode="page"/>
    </style:style>
    <style:style style:name="표1.A2" style:family="table-cell">
      <style:table-cell-properties fo:padding="0.049cm" fo:border-left="1pt solid #000000" fo:border-right="none" fo:border-top="none" fo:border-bottom="1pt solid #000000" style:writing-mode="page"/>
    </style:style>
    <style:style style:name="표1.B2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표1.17" style:family="table-row">
      <style:table-row-properties style:min-row-height="0.189cm" fo:background-color="transparent">
        <style:background-image/>
      </style:table-row-properties>
    </style:style>
    <style:style style:name="P1" style:family="paragraph" style:parent-style-name="Standard">
      <style:text-properties style:font-name="FreeSans" style:font-name-asian="FreeSans"/>
    </style:style>
    <style:style style:name="P2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125b55" officeooo:paragraph-rsid="00125b55" style:font-name-asian="FreeSans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1pt" fo:font-weight="bold" style:font-name-asian="FreeSans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FreeSans" fo:font-size="11pt" officeooo:rsid="00125b55" officeooo:paragraph-rsid="00125b55" style:font-name-asian="FreeSans" style:font-size-asian="11pt" style:font-size-complex="11pt"/>
    </style:style>
    <style:style style:name="P5" style:family="paragraph" style:parent-style-name="Table_20_Contents">
      <style:text-properties style:font-name="FreeSans" fo:font-size="11pt" style:font-name-asian="FreeSans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1pt" style:font-name-asian="FreeSans" style:font-size-asian="11pt" style:font-size-complex="11pt"/>
    </style:style>
    <style:style style:name="P7" style:family="paragraph" style:parent-style-name="Table_20_Contents">
      <style:text-properties style:font-name="FreeSans" fo:font-size="11pt" officeooo:rsid="0013f0a1" officeooo:paragraph-rsid="0013f0a1" style:font-name-asian="FreeSans" style:font-size-asian="11pt" style:font-size-complex="11pt"/>
    </style:style>
    <style:style style:name="P8" style:family="paragraph" style:parent-style-name="Text_20_body">
      <style:paragraph-properties fo:text-align="end" style:justify-single-word="false"/>
      <style:text-properties style:font-name="FreeSans" fo:font-size="11pt" style:font-name-asian="FreeSans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FreeSans" fo:font-size="30pt" fo:font-weight="normal" style:font-name-asian="FreeSans" style:font-size-asian="30pt" style:font-weight-asian="normal" style:font-size-complex="30pt" style:font-weight-complex="normal"/>
    </style:style>
    <style:style style:name="T1" style:family="text">
      <style:text-properties officeooo:rsid="00125b55"/>
    </style:style>
    <style:style style:name="T2" style:family="text">
      <style:text-properties officeooo:rsid="00141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개발 계획서</text:p>
      <text:p text:style-name="P8">제출일 : <text:span text:style-name="T1">2024 년 03 월 18 일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2">팀명</text:p>
          </table:table-cell>
          <table:table-cell table:style-name="표1.B1" table:number-columns-spanned="4" office:value-type="string">
            <text:p text:style-name="P4"><text:s/>2팀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참여 인원</text:p>
          </table:table-cell>
          <table:table-cell table:style-name="표1.B2" table:number-columns-spanned="4" office:value-type="string">
            <text:p text:style-name="P5"><text:s/>노주영, 김혜빈, 임석현, 황운하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B2" table:number-columns-spanned="5" office:value-type="string">
            <text:p text:style-name="P3">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프로젝트 명</text:p>
          </table:table-cell>
          <table:table-cell table:style-name="표1.B2" table:number-columns-spanned="4" office:value-type="string">
            <text:p text:style-name="P5"><text:s/>나혼자만 레벨업!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활동 일시</text:p>
          </table:table-cell>
          <table:table-cell table:style-name="표1.A2" table:number-columns-spanned="2" office:value-type="string">
            <text:p text:style-name="P4"><text:s/>2024.03.18 ~ 2024.03.20</text:p>
          </table:table-cell>
          <table:covered-table-cell/>
          <table:table-cell table:style-name="표1.A2" office:value-type="string">
            <text:p text:style-name="P3">장소</text:p>
          </table:table-cell>
          <table:table-cell table:style-name="표1.B2" office:value-type="string">
            <text:p text:style-name="P5"><text:s/>광주인력개발원 공학1관</text:p>
          </table:table-cell>
        </table:table-row>
        <table:table-row table:style-name="표1.1">
          <table:table-cell table:style-name="표1.A2" office:value-type="string">
            <text:p text:style-name="P3">주요 주제</text:p>
          </table:table-cell>
          <table:table-cell table:style-name="표1.B2" table:number-columns-spanned="4" office:value-type="string">
            <text:p text:style-name="P4"><text:s/>C 언어를 이용한 레벨 업 게임 제작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개발 목적</text:p>
          </table:table-cell>
          <table:table-cell table:style-name="표1.B2" table:number-columns-spanned="4" office:value-type="string">
            <text:p text:style-name="P7"><text:s/>C 언어의 제어문 및 랜덤함수 등을 활용하여 경험치에 따른 레벨 업/다운 게임 만들기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table:number-rows-spanned="4" office:value-type="string">
            <text:p text:style-name="P3"/>
            <text:p text:style-name="P3"/>
            <text:p text:style-name="P3">업무 분담</text:p>
          </table:table-cell>
          <table:table-cell table:style-name="표1.A2" office:value-type="string">
            <text:p text:style-name="P6">노주영 <text:span text:style-name="T1">(팀장)</text:span></text:p>
          </table:table-cell>
          <table:table-cell table:style-name="표1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표1.1">
          <table:covered-table-cell table:style-name="표1.A2"/>
          <table:table-cell table:style-name="표1.A2" office:value-type="string">
            <text:p text:style-name="P6">김혜빈 <text:span text:style-name="T1">(팀원)</text:span></text:p>
          </table:table-cell>
          <table:table-cell table:style-name="표1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표1.1">
          <table:covered-table-cell table:style-name="표1.A2"/>
          <table:table-cell table:style-name="표1.A2" office:value-type="string">
            <text:p text:style-name="P6">임석현 <text:span text:style-name="T1">(팀원)</text:span></text:p>
          </table:table-cell>
          <table:table-cell table:style-name="표1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표1.1">
          <table:covered-table-cell table:style-name="표1.A2"/>
          <table:table-cell table:style-name="표1.A2" office:value-type="string">
            <text:p text:style-name="P6">황운하 <text:span text:style-name="T1">(팀원)</text:span></text:p>
          </table:table-cell>
          <table:table-cell table:style-name="표1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개발 환경</text:p>
          </table:table-cell>
          <table:table-cell table:style-name="표1.B2" table:number-columns-spanned="4" office:value-type="string">
            <text:p text:style-name="P5"><text:s/>실습실 / 개인 <text:span text:style-name="T1">PC 사용 / Ubuntu 16.04 Linux os / Visual Studio Code 활용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구현 기능</text:p>
          </table:table-cell>
          <table:table-cell table:style-name="표1.B2" table:number-columns-spanned="4" office:value-type="string">
            <text:p text:style-name="P5"><text:s/>- 랜덤 경험치에 획득에 따른 레벨 업/다운 변화</text:p>
            <text:p text:style-name="P5"><text:s/>- <text:s/>매 턴마다 현재 레벨, 경험치 총 수치, 경험치 현재 수치를 화면에 보여지게 구성</text:p>
            <text:p text:style-name="P5"><text:s/>- <text:span text:style-name="T2">1레벨 이하일 시 배드엔딩/ 99레벨 도달 시 해피엔딩으로 메시지 출력(?)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예상 문제점</text:p>
          </table:table-cell>
          <table:table-cell table:style-name="표1.B2" table:number-columns-spanned="4" office:value-type="string">
            <text:p text:style-name="P5"><text:s/>필요 레벨의 양이 중첩되는 점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개선 방법</text:p>
          </table:table-cell>
          <table:table-cell table:style-name="표1.B2" table:number-columns-spanned="4" office:value-type="string">
            <text:p text:style-name="P5"><text:s/>??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2" office:value-type="string">
            <text:p text:style-name="P3">일정표</text:p>
          </table:table-cell>
          <table:table-cell table:style-name="표1.B2" table:number-columns-spanned="4" office:value-type="string">
            <text:p text:style-name="P5"><text:s/>아래 별도 첨부</text:p>
          </table:table-cell>
          <table:covered-table-cell/>
          <table:covered-table-cell/>
          <table:covered-table-cell/>
        </table:table-row>
        <table:table-row table:style-name="표1.17">
          <table:table-cell table:style-name="표1.A2" office:value-type="string">
            <text:p text:style-name="P3">요구 분석서</text:p>
          </table:table-cell>
          <table:table-cell table:style-name="표1.B2" table:number-columns-spanned="4" office:value-type="string">
            <text:p text:style-name="P5"><text:s/>?? </text:p>
          </table:table-cell>
          <table:covered-table-cell/>
          <table:covered-table-cell/>
          <table:covered-table-cell/>
        </table:table-row>
        <table:table-row table:style-name="표1.17">
          <table:table-cell table:style-name="표1.A2" office:value-type="string">
            <text:p text:style-name="P3">비고</text:p>
          </table:table-cell>
          <table:table-cell table:style-name="표1.B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52:30.101086526</meta:creation-date>
    <dc:date>2024-03-18T09:27:03.177478418</dc:date>
    <meta:editing-duration>PT44M51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318" meta:character-count="490" meta:non-whitespace-character-count="374"/>
  </office:meta>
</office:document-meta>
</file>